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Franklin Gothic Medium" fo:font-weight="bold" officeooo:rsid="00099b5d" officeooo:paragraph-rsid="00099b5d" style:font-weight-asian="bold" style:font-weight-complex="bold"/>
    </style:style>
    <style:style style:name="P2" style:family="paragraph" style:parent-style-name="Standard">
      <style:text-properties style:font-name="Franklin Gothic Medium" fo:font-weight="bold" officeooo:rsid="00099b5d" officeooo:paragraph-rsid="000b4e63" style:font-weight-asian="bold" style:font-weight-complex="bold"/>
    </style:style>
    <style:style style:name="P3" style:family="paragraph" style:parent-style-name="Standard">
      <style:text-properties style:font-name="Franklin Gothic Medium" fo:font-size="10pt" fo:font-weight="bold" officeooo:rsid="00099b5d" officeooo:paragraph-rsid="00099b5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color="#ff3333" style:font-name="Franklin Gothic Medium" fo:language="es" fo:country="ES" fo:font-weight="bold" officeooo:rsid="00099b5d" officeooo:paragraph-rsid="00099b5d" fo:background-color="transparent" style:font-size-asian="10.5pt" style:font-weight-asian="bold" style:font-weight-complex="bold" style:shadow="none"/>
    </style:style>
    <style:style style:name="P5" style:family="paragraph" style:parent-style-name="Standard">
      <style:text-properties fo:text-transform="uppercase" style:font-name="Franklin Gothic Medium" fo:font-weight="bold" officeooo:rsid="00099b5d" officeooo:paragraph-rsid="000da90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999999" style:font-name="Franklin Gothic Medium" fo:font-size="10pt" fo:language="es" fo:country="ES" fo:font-weight="bold" officeooo:rsid="00099b5d" officeooo:paragraph-rsid="00099b5d" fo:background-color="transparent" style:font-size-asian="10pt" style:font-weight-asian="bold" style:font-size-complex="10pt" style:font-weight-complex="bold" style:shadow="none"/>
    </style:style>
    <style:style style:name="P7" style:family="paragraph" style:parent-style-name="Standard">
      <style:text-properties fo:color="#ff3333" style:font-name="Franklin Gothic Medium" fo:font-size="10pt" fo:font-weight="bold" officeooo:rsid="00099b5d" officeooo:paragraph-rsid="00099b5d" style:font-size-asian="10pt" style:font-weight-asian="bold" style:font-size-complex="10pt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Franklin Gothic Medium" fo:font-weight="bold" officeooo:rsid="00099b5d" officeooo:paragraph-rsid="00099b5d" style:font-weight-asian="bold" style:font-weight-complex="bold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Franklin Gothic Medium" fo:font-weight="bold" officeooo:rsid="00099b5d" officeooo:paragraph-rsid="000d2718" style:font-weight-asian="bold" style:font-weight-complex="bold"/>
    </style:style>
    <style:style style:name="P10" style:family="paragraph" style:parent-style-name="Footnote">
      <style:text-properties style:use-window-font-color="true" style:font-name="Franklin Gothic Medium" fo:font-style="normal" officeooo:rsid="000d2718" officeooo:paragraph-rsid="000d2718" style:font-style-asian="normal" style:font-style-complex="normal"/>
    </style:style>
    <style:style style:name="P11" style:family="paragraph" style:parent-style-name="Footnote">
      <style:paragraph-properties fo:margin-left="0cm" fo:margin-right="0cm" fo:text-indent="0cm" style:auto-text-indent="false"/>
      <style:text-properties style:use-window-font-color="true" style:font-name="Franklin Gothic Medium" fo:font-style="normal" officeooo:rsid="000d2718" officeooo:paragraph-rsid="000d2718" style:font-style-asian="normal" style:font-style-complex="normal"/>
    </style:style>
    <style:style style:name="P12" style:family="paragraph">
      <style:paragraph-properties fo:text-align="center"/>
    </style:style>
    <style:style style:name="T1" style:family="text">
      <style:text-properties fo:color="#999999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004586" fo:font-size="10pt" style:font-size-asian="10pt" style:font-size-complex="10pt"/>
    </style:style>
    <style:style style:name="T4" style:family="text">
      <style:text-properties fo:color="#ff3333"/>
    </style:style>
    <style:style style:name="T5" style:family="text">
      <style:text-properties fo:color="#ff3333" fo:font-size="12pt" style:font-size-asian="10pt" style:font-size-complex="10pt"/>
    </style:style>
    <style:style style:name="T6" style:family="text">
      <style:text-properties fo:color="#ff3333" fo:font-size="12pt" officeooo:rsid="000b4e63" style:font-size-asian="10pt" style:font-size-complex="10pt"/>
    </style:style>
    <style:style style:name="T7" style:family="text">
      <style:text-properties fo:color="#ff3333" fo:font-size="10pt" officeooo:rsid="000b4e63" style:font-size-asian="10pt" style:font-size-complex="10pt"/>
    </style:style>
    <style:style style:name="T8" style:family="text">
      <style:text-properties fo:color="#ff3333" fo:background-color="transparent" loext:char-shading-value="0"/>
    </style:style>
    <style:style style:name="T9" style:family="text">
      <style:text-properties fo:color="#ff3333" style:text-position="super 58%" fo:font-size="12pt" fo:background-color="transparent" loext:char-shading-value="0" style:font-size-asian="12pt" style:font-size-complex="12pt"/>
    </style:style>
    <style:style style:name="T10" style:family="text">
      <style:text-properties fo:text-transform="uppercase"/>
    </style:style>
    <style:style style:name="T11" style:family="text">
      <style:text-properties fo:text-transform="uppercase" fo:color="#ff3333" fo:background-color="transparent" loext:char-shading-value="0"/>
    </style:style>
    <style:style style:name="T12" style:family="text">
      <style:text-properties fo:text-transform="uppercase" fo:color="#ff3333" fo:font-size="10pt" fo:background-color="transparent" loext:char-shading-value="0" style:font-size-asian="10pt" style:font-size-complex="10pt"/>
    </style:style>
    <style:style style:name="T13" style:family="text">
      <style:text-properties fo:text-transform="uppercase" fo:color="#ff3333" style:text-position="super 58%" fo:font-size="10pt" fo:background-color="transparent" loext:char-shading-value="0" style:font-size-asian="10pt" style:font-size-complex="10pt"/>
    </style:style>
    <style:style style:name="T14" style:family="text">
      <style:text-properties fo:text-transform="uppercase" fo:color="#ff3333" style:text-position="super 58%" fo:font-size="11pt" fo:background-color="transparent" loext:char-shading-value="0" style:font-size-asian="11pt" style:font-size-complex="11pt"/>
    </style:style>
    <style:style style:name="T15" style:family="text">
      <style:text-properties fo:text-transform="uppercase" fo:color="#ff3333" style:text-position="super 58%" fo:font-size="12pt" fo:background-color="transparent" loext:char-shading-value="0" style:font-size-asian="12pt" style:font-size-complex="12pt"/>
    </style:style>
    <style:style style:name="T16" style:family="text">
      <style:text-properties officeooo:rsid="000b4e63"/>
    </style:style>
    <style:style style:name="gr1" style:family="graphic">
      <style:graphic-properties svg:stroke-width="0.019cm" svg:stroke-color="#999999" draw:marker-start-width="0.381cm" draw:marker-end-width="0.381cm" draw:fill="solid" draw:fill-color="#999999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svg:stroke-color="#999999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puesta a las Oraciones Universales</text:p>
      <text:p text:style-name="P6">Apropiada para los tiempo de Adviento, Cuaresma, Pascua y Ordinario.</text:p>
      <text:p text:style-name="P1"/>
      <text:p text:style-name="P8"/>
      <text:p text:style-name="P1"><text:span text:style-name="T3"><text:tab/></text:span><text:span text:style-name="T5">Tiempo Ordinario.</text:span></text:p>
      <text:p text:style-name="P1"><draw:line text:anchor-type="paragraph" draw:z-index="0" draw:style-name="gr1" draw:text-style-name="P12" svg:x1="1.263cm" svg:y1="0.217cm" svg:x2="10.008cm" svg:y2="0.217cm"><text:p/></draw:line><text:span text:style-name="T3"><text:tab/></text:span></text:p>
      <text:p text:style-name="P3"><text:tab/><text:span text:style-name="T4">Sol<text:tab/><text:tab/> <text:s text:c="12"/>Si7 Mi-</text:span></text:p>
      <text:p text:style-name="P8"><text:span text:style-name="T1">S.<text:tab/></text:span>Te lo pedimos Señor<text:span text:style-name="T8"><text:note text:id="ftn0" text:note-class="footnote"><text:note-citation text:label="*">*</text:note-citation><text:note-body><text:p text:style-name="P10">Melisma</text:p></text:note-body></text:note></text:span>.</text:p>
      <text:p text:style-name="P7"><text:tab/>La-<text:tab/><text:tab/> <text:s text:c="15"/>Mi- Si7 Mi-</text:p>
      <text:p text:style-name="P9"><text:span text:style-name="T1">A.</text:span><text:tab/><text:span text:style-name="T10">Te los pedimos Señor</text:span><text:span text:style-name="T15">*</text:span>.</text:p>
      <text:p text:style-name="P1"/>
      <text:p text:style-name="P1"/>
      <text:p text:style-name="P1"/>
      <text:p text:style-name="P2"><text:span text:style-name="T5"><text:tab/>Tiempo </text:span><text:span text:style-name="T6">Pascual</text:span><text:span text:style-name="T5">.</text:span></text:p>
      <text:p text:style-name="P2"><draw:line text:anchor-type="paragraph" draw:z-index="1" draw:style-name="gr2" draw:text-style-name="P12" svg:x1="1.247cm" svg:y1="0.22cm" svg:x2="10.038cm" svg:y2="0.22cm"><text:p/></draw:line><text:span text:style-name="T3"><text:tab/></text:span></text:p>
      <text:p text:style-name="P2"><text:span text:style-name="T2"><text:tab/></text:span><text:span text:style-name="T7">Mi- <text:s text:c="7"/>Sol <text:s text:c="11"/>Re <text:s text:c="3"/>Si7 Mi-</text:span></text:p>
      <text:p text:style-name="P5"><text:span text:style-name="T1">S. A.</text:span><text:tab/><text:span text:style-name="T16">Escúchanos</text:span>, oh<text:span text:style-name="T9">*</text:span> Señor.</text:p>
      <text:p text:style-name="P1"/>
      <text:p text:style-name="P1"/>
      <text:p text:style-name="P1"/>
      <text:p text:style-name="P2"><text:span text:style-name="T5"><text:tab/>Tiempo </text:span><text:span text:style-name="T6">de Cuaresma y Adviento</text:span><text:span text:style-name="T5">.</text:span></text:p>
      <text:p text:style-name="P2"><draw:line text:anchor-type="paragraph" draw:z-index="2" draw:style-name="gr2" draw:text-style-name="P12" svg:x1="1.277cm" svg:y1="0.235cm" svg:x2="10.022cm" svg:y2="0.219cm"><text:p/></draw:line><text:span text:style-name="T3"><text:tab/></text:span></text:p>
      <text:p text:style-name="P2"><text:span text:style-name="T2"><text:tab/></text:span><text:span text:style-name="T7">Mi- <text:s text:c="5"/>La- <text:s text:c="9"/>Si7<text:tab/><text:tab/> <text:s text:c="8"/>Mi-</text:span></text:p>
      <text:p text:style-name="P1"><text:span text:style-name="T1">S. A.</text:span><text:tab/><text:span text:style-name="T10">Oye, Padre, el grito de tu pueb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6:04:20.439724854</meta:creation-date>
    <dc:date>2015-02-23T16:40:26.309634403</dc:date>
    <meta:editing-duration>PT20M52S</meta:editing-duration>
    <meta:editing-cycles>4</meta:editing-cycles>
    <meta:generator>LibreOffice/4.3.5.2.0$Linux_X86_64 LibreOffice_project/430$Build-2</meta:generator>
    <meta:document-statistic meta:table-count="0" meta:image-count="0" meta:object-count="0" meta:page-count="1" meta:paragraph-count="17" meta:word-count="65" meta:character-count="436" meta:non-whitespace-character-count="299"/>
  </office:meta>
</office:document-meta>
</file>